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76770" officeooo:paragraph-rsid="0018bfb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8b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<text:span text:style-name="T1">ndices</text:span> – Redes Veiculares-WAVE</text:p>
      <text:p text:style-name="P1">Redes de Computadores II</text:p>
      <text:p text:style-name="P1">Universidade Federal do Rio de Janeiro – UFRJ</text:p>
      <text:p text:style-name="P1"/>
      <text:p text:style-name="P1">Por João Victor Almeida Davim</text:p>
      <text:p text:style-name="P1"/>
      <text:p text:style-name="P1"/>
      <text:p text:style-name="P2">Introdução</text:p>
      <text:p text:style-name="P2"/>
      <text:p text:style-name="P2">WAVE</text:p>
      <text:p text:style-name="P2"/>
      <text:p text:style-name="P2">Arquitetura</text:p>
      <text:p text:style-name="P2"/>
      <text:p text:style-name="P2"><text:tab/>Gerente de recursos</text:p>
      <text:p text:style-name="P2"/>
      <text:p text:style-name="P2"><text:tab/>Segurança</text:p>
      <text:p text:style-name="P2"/>
      <text:p text:style-name="P2"><text:tab/>Serviços de rede</text:p>
      <text:p text:style-name="P2"/>
      <text:p text:style-name="P2"><text:tab/>Ipv6</text:p>
      <text:p text:style-name="P2"/>
      <text:p text:style-name="P2"><text:tab/>WAVE Short Messages</text:p>
      <text:p text:style-name="P2"/>
      <text:p text:style-name="P2">Aplicações</text:p>
      <text:p text:style-name="P2"/>
      <text:p text:style-name="P2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9be67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34:10.195057063</meta:creation-date>
    <meta:generator>LibreOffice/5.1.6.2$Linux_X86_64 LibreOffice_project/10m0$Build-2</meta:generator>
    <dc:date>2017-08-30T22:28:19.183336898</dc:date>
    <meta:editing-duration>PT11M4S</meta:editing-duration>
    <meta:editing-cycles>3</meta:editing-cycles>
    <meta:document-statistic meta:table-count="0" meta:image-count="0" meta:object-count="0" meta:page-count="1" meta:paragraph-count="14" meta:word-count="35" meta:character-count="248" meta:non-whitespace-character-count="220"/>
  </office:meta>
</office:document-meta>
</file>